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orphans="2" fo:widows="2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orphans="2" fo:widows="2" fo:text-indent="0in" style:auto-text-indent="false"/>
    </style:style>
    <style:style style:name="P6" style:family="paragraph" style:parent-style-name="Horizontal_20_Line">
      <style:paragraph-properties fo:text-align="justify" style:justify-single-word="false" fo:orphans="2" fo:widows="2"/>
    </style:style>
    <style:style style:name="P7" style:family="paragraph" style:parent-style-name="Heading_20_1">
      <style:paragraph-properties fo:text-align="justify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8" style:family="paragraph" style:parent-style-name="Heading_20_2">
      <style:paragraph-properties fo:text-align="justify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9" style:family="paragraph" style:parent-style-name="Preformatted_20_Text">
      <loext:graphic-properties draw:fill="solid" draw:fill-color="#f3f6f7" draw:opacity="100%"/>
      <style:paragraph-properties fo:line-height="150%" fo:text-align="justify" style:justify-single-word="false" fo:orphans="2" fo:widows="2" fo:background-color="#f3f6f7" fo:padding="0in" fo:border="none"/>
    </style:style>
    <style:style style:name="P10" style:family="paragraph" style:parent-style-name="Preformatted_20_Text">
      <loext:graphic-properties draw:fill="solid" draw:fill-color="#f3f6f7" draw:opacity="100%"/>
      <style:paragraph-properties fo:margin-top="0in" fo:margin-bottom="0.1965in" loext:contextual-spacing="false" fo:line-height="150%" fo:text-align="justify" style:justify-single-word="false" fo:orphans="2" fo:widows="2" fo:background-color="#f3f6f7" fo:padding="0in" fo:border="none"/>
    </style:style>
    <style:style style:name="P11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12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13" style:family="paragraph" style:parent-style-name="Text_20_body" style:list-style-name="L4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14" style:family="paragraph" style:parent-style-name="Text_20_body" style:list-style-name="L5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15" style:family="paragraph" style:parent-style-name="Text_20_body" style:list-style-name="L7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16" style:family="paragraph" style:parent-style-name="Text_20_body" style:list-style-name="L8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17" style:family="paragraph" style:parent-style-name="Text_20_body" style:list-style-name="L9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18" style:family="paragraph" style:parent-style-name="Text_20_body" style:list-style-name="L11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19" style:family="paragraph" style:parent-style-name="Text_20_body" style:list-style-name="L12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20" style:family="paragraph" style:parent-style-name="Text_20_body" style:list-style-name="L13">
      <style:paragraph-properties fo:text-align="justify" style:justify-single-word="false" fo:orphans="2" fo:widows="2"/>
      <style:text-properties fo:font-variant="normal" fo:text-transform="none" fo:letter-spacing="normal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 style:list-style-name="L4">
      <style:paragraph-properties fo:margin-top="0in" fo:margin-bottom="0in" loext:contextual-spacing="false" fo:text-align="justify" style:justify-single-word="false" fo:orphans="2" fo:widows="2"/>
      <style:text-properties fo:font-variant="normal" fo:text-transform="none" fo:letter-spacing="normal"/>
    </style:style>
    <style:style style:name="P23" style:family="paragraph" style:parent-style-name="Text_20_body" style:list-style-name="L5">
      <style:paragraph-properties fo:margin-top="0in" fo:margin-bottom="0in" loext:contextual-spacing="false" fo:text-align="justify" style:justify-single-word="false" fo:orphans="2" fo:widows="2"/>
      <style:text-properties fo:font-variant="normal" fo:text-transform="none" fo:letter-spacing="normal"/>
    </style:style>
    <style:style style:name="P24" style:family="paragraph" style:parent-style-name="Text_20_body" style:list-style-name="L8">
      <style:paragraph-properties fo:margin-top="0in" fo:margin-bottom="0in" loext:contextual-spacing="false" fo:text-align="justify" style:justify-single-word="false" fo:orphans="2" fo:widows="2"/>
      <style:text-properties fo:font-variant="normal" fo:text-transform="none" fo:letter-spacing="normal"/>
    </style:style>
    <style:style style:name="P25" style:family="paragraph" style:parent-style-name="Text_20_body" style:list-style-name="L9">
      <style:paragraph-properties fo:margin-top="0in" fo:margin-bottom="0in" loext:contextual-spacing="false" fo:text-align="justify" style:justify-single-word="false" fo:orphans="2" fo:widows="2"/>
      <style:text-properties fo:font-variant="normal" fo:text-transform="none" fo:letter-spacing="normal"/>
    </style:style>
    <style:style style:name="P26" style:family="paragraph" style:parent-style-name="Text_20_body" style:list-style-name="L12">
      <style:paragraph-properties fo:margin-top="0in" fo:margin-bottom="0in" loext:contextual-spacing="false" fo:text-align="justify" style:justify-single-word="false" fo:orphans="2" fo:widows="2"/>
      <style:text-properties fo:font-variant="normal" fo:text-transform="none" fo:letter-spacing="normal"/>
    </style:style>
    <style:style style:name="P27" style:family="paragraph" style:parent-style-name="Text_20_body" style:list-style-name="L13">
      <style:paragraph-properties fo:margin-top="0in" fo:margin-bottom="0in" loext:contextual-spacing="false" fo:text-align="justify" style:justify-single-word="false" fo:orphans="2" fo:widows="2"/>
      <style:text-properties fo:font-variant="normal" fo:text-transform="none" fo:letter-spacing="normal"/>
    </style:style>
    <style:style style:name="P28" style:family="paragraph" style:parent-style-name="Text_20_body" style:list-style-name="L2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letter-spacing="normal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1" style:family="paragraph" style:parent-style-name="Text_20_body" style:list-style-name="L3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2" style:family="paragraph" style:parent-style-name="Text_20_body" style:list-style-name="L6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3" style:family="paragraph" style:parent-style-name="Text_20_body" style:list-style-name="L7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4" style:family="paragraph" style:parent-style-name="Text_20_body" style:list-style-name="L10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5" style:family="paragraph" style:parent-style-name="Text_20_body" style:list-style-name="L11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6" style:family="paragraph" style:parent-style-name="Text_20_body" style:list-style-name="L14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/>
    </style:style>
    <style:style style:name="P38" style:family="paragraph" style:parent-style-name="Text_20_body" style:list-style-name="L2">
      <style:paragraph-properties fo:margin-left="0in" fo:margin-right="0in" fo:line-height="120%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39" style:family="paragraph" style:parent-style-name="Heading_20_1">
      <style:paragraph-properties fo:text-align="center" style:justify-single-word="false"/>
      <style:text-properties fo:font-variant="normal" fo:text-transform="none" style:font-name="IRANSans" fo:font-size="9.75pt" fo:letter-spacing="normal" fo:font-style="normal" fo:font-weight="normal"/>
    </style:style>
    <style:style style:name="P40" style:family="paragraph" style:parent-style-name="Heading_20_1">
      <style:paragraph-properties fo:text-align="justify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41" style:family="paragraph" style:parent-style-name="Heading_20_1">
      <style:paragraph-properties fo:margin-top="0in" fo:margin-bottom="0in" loext:contextual-spacing="false" fo:text-align="justify" style:justify-single-word="false" fo:orphans="2" fo:widows="2"/>
    </style:style>
    <style:style style:name="P42" style:family="paragraph" style:parent-style-name="Horizontal_20_Line">
      <style:paragraph-properties fo:text-align="justify" style:justify-single-word="false" fo:orphans="2" fo:widows="2"/>
    </style:style>
    <style:style style:name="P43" style:family="paragraph" style:parent-style-name="Heading_20_2">
      <style:paragraph-properties fo:text-align="justify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44" style:family="paragraph" style:parent-style-name="Preformatted_20_Text">
      <loext:graphic-properties draw:fill="solid" draw:fill-color="#f3f6f7" draw:opacity="100%"/>
      <style:paragraph-properties fo:margin-top="0in" fo:margin-bottom="0.1965in" loext:contextual-spacing="false" fo:line-height="150%" fo:text-align="justify" style:justify-single-word="false" fo:orphans="2" fo:widows="2" fo:background-color="#f3f6f7" fo:padding="0in" fo:border="none"/>
    </style:style>
    <style:style style:name="P45" style:family="paragraph" style:parent-style-name="Preformatted_20_Text">
      <loext:graphic-properties draw:fill="solid" draw:fill-color="#f3f6f7" draw:opacity="100%"/>
      <style:paragraph-properties fo:line-height="150%" fo:text-align="justify" style:justify-single-word="false" fo:orphans="2" fo:widows="2" fo:background-color="#f3f6f7" fo:padding="0in" fo:border="none"/>
    </style:style>
    <style:style style:name="T1" style:family="text">
      <style:text-properties style:font-name="IRANSans" fo:font-size="9.75pt" fo:font-style="normal" fo:font-weight="normal"/>
    </style:style>
    <style:style style:name="T2" style:family="text">
      <style:text-properties style:font-name-complex="IRANSans" style:font-size-complex="9.75pt" style:font-style-complex="normal" style:font-weight-complex="normal"/>
    </style:style>
    <style:style style:name="T3" style:family="text">
      <style:text-properties style:font-name="KaTeX Math" fo:font-size="9.75pt" fo:font-style="italic" fo:font-weight="normal"/>
    </style:style>
    <style:style style:name="T4" style:family="text">
      <style:text-properties fo:font-variant="normal" fo:text-transform="none" style:font-name="KaTeX Math" fo:font-size="9.75pt" fo:letter-spacing="normal" fo:font-style="italic" fo:font-weight="normal"/>
    </style:style>
    <style:style style:name="T5" style:family="text">
      <style:text-properties fo:font-variant="normal" fo:text-transform="none" style:font-name="KaTeX Main" fo:font-size="9.75pt" fo:letter-spacing="normal" fo:font-style="normal" fo:font-weight="normal"/>
    </style:style>
    <style:style style:name="T6" style:family="text">
      <style:text-properties fo:font-variant="normal" fo:text-transform="none" style:font-name="IRANSans" fo:font-size="9.75pt" fo:letter-spacing="normal" fo:font-style="normal" fo:font-weight="normal"/>
    </style:style>
    <style:style style:name="T7" style:family="text">
      <style:text-properties fo:font-variant="normal" fo:text-transform="none" style:font-name="IRANSans" fo:font-size="9.75pt" fo:letter-spacing="normal" fo:font-style="normal" fo:font-weight="bold"/>
    </style:style>
    <style:style style:name="T8" style:family="text">
      <style:text-properties fo:font-variant="normal" fo:text-transform="none" style:font-name="monospace" fo:font-size="8.25pt" fo:letter-spacing="normal" fo:font-style="normal" fo:font-weight="normal" fo:background-color="#f3f6f7" loext:char-shading-value="0"/>
    </style:style>
    <style:style style:name="T9" style:family="text">
      <style:text-properties fo:font-variant="normal" fo:text-transform="none" style:font-name="monospace" fo:font-size="9.75pt" fo:letter-spacing="normal" fo:font-style="normal" fo:font-weight="normal"/>
    </style:style>
    <style:style style:name="T10" style:family="text"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T11" style:family="text">
      <style:text-properties style:font-name="KaTeX Main" fo:font-size="9.75pt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Space Efficient SSet</text:h>
      <text:p text:style-name="Text_20_body"/>
      <text:section text:style-name="Sect1" text:name="description_html-11593">
        <text:list xml:id="list2789423220" text:style-name="L11">
          <text:list-item>
            <text:p text:style-name="P35"><text:span text:style-name="T2">محدودیت زمان</text:span><text:span text:style-name="T1">: 4 </text:span><text:span text:style-name="T2">ثانیه</text:span></text:p>
          </text:list-item>
          <text:list-item>
            <text:p text:style-name="P18"><text:span text:style-name="T2">محدودیت حافظه</text:span><text:span text:style-name="T1">: 200</text:span><text:span text:style-name="T2">مگابایت</text:span></text:p>
          </text:list-item>
        </text:list>
        <text:p text:style-name="P6"/>
        <text:p text:style-name="P4"><text:span text:style-name="T10">ساختمان داده </text:span><text:span text:style-name="Strong_20_Emphasis"><text:span text:style-name="T7">Skiplist</text:span></text:span><text:span text:style-name="T6"> </text:span><text:span text:style-name="T10">را در کلاس بحث کردیم و نشان دادیم چگونه می‌توان </text:span><text:span text:style-name="T6">SSet </text:span><text:span text:style-name="T10">را با آن پیاده سازی کرد</text:span><text:span text:style-name="T6">. </text:span><text:span text:style-name="T10">بحث کردیم که از لحاظ میزان مصرف حافظه </text:span><text:span text:style-name="T6">SSet-Skiplist </text:span><text:span text:style-name="T10">میزان </text:span><draw:frame draw:style-name="fr1" draw:name="Frame1" text:anchor-type="char" svg:width="0.0161in" draw:z-index="0"><draw:text-box fo:min-height="0.0161in"><text:p text:style-name="Text_20_body"/></draw:text-box></draw:frame><text:span text:style-name="T4">O</text:span><text:span text:style-name="T5">(</text:span><text:span text:style-name="T4">n</text:span><text:span text:style-name="T5">)</text:span><text:span text:style-name="T6"> </text:span><text:span text:style-name="T10">فضا مصرف می‌کند</text:span><text:span text:style-name="T6">. </text:span><text:span text:style-name="T10">همچنین در کلاس ساختمان داده </text:span><text:span text:style-name="Strong_20_Emphasis"><text:span text:style-name="T7">SEList</text:span></text:span><text:span text:style-name="T6"> </text:span><text:span text:style-name="T10">را پیاده سازی کردیم</text:span><text:span text:style-name="T6">. </text:span><text:span text:style-name="T10">از ایده </text:span><text:span text:style-name="T6">SEList </text:span><text:span text:style-name="T10">استفاده کنید و ساختمان داده </text:span><text:span text:style-name="T6">SSet-Skiplist </text:span><text:span text:style-name="T10">را به گونه‌ای بهینه پیاده‌سازی کنید که میزان حافظه هدر رفته آن در هر لحظه </text:span><draw:frame draw:style-name="fr1" draw:name="Frame2" text:anchor-type="char" svg:width="0.0161in" draw:z-index="1"><draw:text-box fo:min-height="0.0161in"><text:p text:style-name="Text_20_body"/></draw:text-box></draw:frame><text:span text:style-name="T4">O</text:span><text:span text:style-name="T5">(√​</text:span><text:span text:style-name="T4">n</text:span><text:span text:style-name="T5">​​​)</text:span><text:span text:style-name="T6"> </text:span><text:span text:style-name="T10">باشد</text:span><text:span text:style-name="T6">.</text:span></text:p>
        <text:p text:style-name="P3"><text:span text:style-name="T2">در این تمرین هر عنصر مجموعه </text:span><text:span text:style-name="T1">SSet </text:span><text:span text:style-name="T2">دو مقدار زیر را دارد و بر اساس </text:span><text:span text:style-name="T1">key </text:span><text:span text:style-name="T2">مرتب شده است</text:span><text:span text:style-name="T1">:</text:span></text:p>
        <text:list xml:id="list2023573937" text:style-name="L12">
          <text:list-item>
            <text:p text:style-name="P26"><text:span text:style-name="T2">یک کلید </text:span><text:span text:style-name="T1">(key) </text:span><text:span text:style-name="T2">که یک </text:span><text:span text:style-name="T1">string </text:span><text:span text:style-name="T2">است</text:span><text:span text:style-name="T1">.</text:span></text:p>
          </text:list-item>
          <text:list-item>
            <text:p text:style-name="P19"><text:span text:style-name="T2">یک مقدار </text:span><text:span text:style-name="T1">(value) </text:span><text:span text:style-name="T2">که یک عدد </text:span><text:span text:style-name="T1">double‌ </text:span><text:span text:style-name="T2">است</text:span><text:span text:style-name="T1">.</text:span></text:p>
          </text:list-item>
        </text:list>
        <text:p text:style-name="P29"><text:span text:style-name="T2">این ساختمان داده جدید تمام عملیات‌های </text:span><text:span text:style-name="T1">SSet </text:span><text:span text:style-name="T2">را در زمان </text:span><draw:frame draw:style-name="fr1" draw:name="Frame3" text:anchor-type="char" svg:width="0.0161in" draw:z-index="2"><draw:text-box fo:min-height="0.0161in"><text:p text:style-name="Text_20_body"/></draw:text-box></draw:frame><text:span text:style-name="T3">O</text:span><text:span text:style-name="T11">(log</text:span><text:span text:style-name="T3">n</text:span><text:span text:style-name="T11">)​</text:span><text:span text:style-name="T3">E</text:span><text:span text:style-name="T11">​​+</text:span><text:span text:style-name="T3">O</text:span><text:span text:style-name="T11">(√​</text:span><text:span text:style-name="T3">n</text:span><text:span text:style-name="T11">​​​)</text:span><text:span text:style-name="T1"> </text:span><text:span text:style-name="T2">پشتیبانی می‌کند</text:span><text:span text:style-name="T1">:</text:span></text:p>
        <text:list xml:id="list2714290124" text:style-name="L13">
          <text:list-item>
            <text:p text:style-name="P27"><text:span text:style-name="T2">عملیات </text:span><text:span text:style-name="T1">(find (key </text:span><text:span text:style-name="T2">که مقدار </text:span><text:span text:style-name="T1">value </text:span><text:span text:style-name="T2">عنصری را که کلید آن مساوی یا کوچکترین کلید بزرگتر از </text:span><text:span text:style-name="T1">key‌ </text:span><text:span text:style-name="T2">است را بر‌می گرداند</text:span><text:span text:style-name="T1">. </text:span><text:span text:style-name="T2">پس اگر چنین عددی وجود داشت، خروجی یک </text:span><text:span text:style-name="T1">double </text:span><text:span text:style-name="T2">است، در غیر این صورت رشته </text:span><text:span text:style-name="T1">"not found" </text:span><text:span text:style-name="T2">را چاپ کند</text:span><text:span text:style-name="T1">.</text:span></text:p>
          </text:list-item>
          <text:list-item>
            <text:p text:style-name="P27"><text:span text:style-name="T2">عملیات </text:span><text:span text:style-name="T1">(add (key, value </text:span><text:span text:style-name="T2">که عنصری با کلید </text:span><text:span text:style-name="T1">key </text:span><text:span text:style-name="T2">و مقدار </text:span><text:span text:style-name="T1">value </text:span><text:span text:style-name="T2">را، اگر کلید تکراری نباشد، به مجموعه اضافه می‌کند</text:span><text:span text:style-name="T1">. </text:span><text:span text:style-name="T2">اگر کلید تکراری نبود این عملیات رشته </text:span><text:span text:style-name="T1">"added" </text:span><text:span text:style-name="T2">را چاپ کند و اگر قبلا چنین کلیدی در مجموعه موجود بود رشته </text:span><text:span text:style-name="T1">"already in there" </text:span><text:span text:style-name="T2">را چاپ کند</text:span><text:span text:style-name="T1">.</text:span></text:p>
          </text:list-item>
          <text:list-item>
            <text:p text:style-name="P20"><text:span text:style-name="T2">عملیات </text:span><text:span text:style-name="T1">(remove (key </text:span><text:span text:style-name="T2">که عنصری با کلید </text:span><text:span text:style-name="T1">key </text:span><text:span text:style-name="T2">را حذف می‌کند اگر وجود داشته باشد</text:span><text:span text:style-name="T1">. </text:span><text:span text:style-name="T2">اگر کلید وجود داشت این عملیات رشته </text:span><text:span text:style-name="T1">"removed" </text:span><text:span text:style-name="T2">را چاپ کند و اگر چنین کلیدی در مجموعه موجود نبود رشته </text:span><text:span text:style-name="T1">"does not exist" </text:span><text:span text:style-name="T2">را چاپ کند</text:span><text:span text:style-name="T1">.</text:span></text:p>
          </text:list-item>
        </text:list>
        <text:p text:style-name="P3"><text:span text:style-name="T2">توجه کنید هر چند میتوانید از جاوا و پایتون نیز استفاده کنید اما توصیه نمی‌شود چون کارایی بالایی برای این تمرین مدنظر است</text:span><text:span text:style-name="T1">. </text:span><text:span text:style-name="T2">ریسک پیاده‌سازی با این دو زبان به عهده دانشجو است</text:span><text:span text:style-name="T1">.</text:span></text:p>
        <text:h text:style-name="P7" text:outline-level="1"><text:bookmark text:name="-"/>ورودی و خروجی</text:h>
        <text:p text:style-name="P3"><text:span text:style-name="T2">در ابتدا مجموعه </text:span><text:span text:style-name="T1">SESSet </text:span><text:span text:style-name="T2">خالی است</text:span><text:span text:style-name="T1">. </text:span><text:span text:style-name="T2">در خط اول تعداد عملیات‌ها داده شده است</text:span><text:span text:style-name="T1">.</text:span></text:p>
        <text:p text:style-name="P3"><text:span text:style-name="T2">سپس در خط های بعدی تعدادی عملیات</text:span><text:span text:style-name="T1">find </text:span><text:span text:style-name="T2">و </text:span><text:span text:style-name="T1">add </text:span><text:span text:style-name="T2">و </text:span><text:span text:style-name="T1">remove </text:span><text:span text:style-name="T2">قرار داده شده است</text:span><text:span text:style-name="T1">. </text:span><text:span text:style-name="T2">ابتدای هر خط با کلمه </text:span><text:span text:style-name="T1">add </text:span><text:span text:style-name="T2">یا </text:span><text:span text:style-name="T1">remove </text:span><text:span text:style-name="T2">یا </text:span><text:span text:style-name="T1">find </text:span><text:span text:style-name="T2">شروع می شود</text:span><text:span text:style-name="T1">:</text:span></text:p>
        <text:list xml:id="list1237188388" text:style-name="L14">
          <text:list-item>
            <text:p text:style-name="P36"><text:span text:style-name="T2">اگر خطی با کلمه </text:span><text:span text:style-name="T1">add </text:span><text:span text:style-name="T2">شروع شده باشد بعد از یک فاصله یک رشته که فاصله در آن وجود ندارد به عنوان </text:span><text:span text:style-name="T1">key </text:span><text:span text:style-name="T2">داده شده است</text:span><text:span text:style-name="T1">. </text:span><text:span text:style-name="T2">بعد از یک فاصله یک عدد </text:span><text:span text:style-name="T1">double </text:span><text:span text:style-name="T2">قرار دارد که مقدار </text:span><text:span text:style-name="T1">value </text:span><text:span text:style-name="T2">را مشخص می‌کند</text:span><text:span text:style-name="T1">. </text:span><text:span text:style-name="T2">اگر کلید تکراری نبود این عملیات عنصر را در جای مناسب خودش در مجموعه اضافه کرده و رشته </text:span><text:span text:style-name="T1">"added" </text:span><text:span text:style-name="T2">را چاپ کند و اگر قبلا چنین کلیدی در مجموعه موجود بود رشته </text:span><text:span text:style-name="T1">"already in there" </text:span><text:span text:style-name="T2">را چاپ کند</text:span><text:span text:style-name="T1">.</text:span></text:p>
          </text:list-item>
          <text:list-item>
            <text:p text:style-name="P36"><text:span text:style-name="T2">اگر خطی با کلمه </text:span><text:span text:style-name="T1">remove </text:span><text:span text:style-name="T2">شروع شده باشد، بعد از یک فاصله یک رشته که فاصله در آن وجود ندارد به عنوان </text:span><text:span text:style-name="T1">key </text:span><text:span text:style-name="T2">داده شده است</text:span><text:span text:style-name="T1">. </text:span><text:span text:style-name="T2">اگر کلید وجود داشت این عملیات عنصر مربوطه را حذف می‌کند و رشته </text:span><text:span text:style-name="T1">"removed" </text:span><text:span text:style-name="T2">را چاپ کند و اگر چنین کلیدی در مجموعه موجود نبود رشته </text:span><text:span text:style-name="T1">"does not exist" </text:span><text:span text:style-name="T2">را چاپ کند</text:span><text:span text:style-name="T1">.</text:span></text:p>
          </text:list-item>
          <text:list-item>
            <text:p text:style-name="P36"><text:span text:style-name="T2">اگر خطی با کلمه </text:span><text:span text:style-name="T1">find </text:span><text:span text:style-name="T2">شروع شده باشد، بعد از یک فاصله یک رشته که فاصله در آن وجود ندارد به عنوان </text:span><text:span text:style-name="T1">key </text:span><text:span text:style-name="T2">داده شده است</text:span><text:span text:style-name="T1">. </text:span><text:span text:style-name="T2">مقدار </text:span><text:span text:style-name="T1">value </text:span><text:span text:style-name="T2">عنصری را که کلید آن مساوی یا کوچکترین کلید بزرگتر از </text:span><text:span text:style-name="T1">key‌ </text:span><text:span text:style-name="T2">است را بر‌می گرداند که یک </text:span><text:span text:style-name="T1">double </text:span><text:span text:style-name="T2">است، در غیر این صورت رشته </text:span><text:span text:style-name="T1">"not found" </text:span><text:span text:style-name="T2">را چاپ کند</text:span><text:span text:style-name="T1">.</text:span></text:p>
          </text:list-item>
        </text:list>
        <text:p text:style-name="P29"><text:span text:style-name="T2">تعداد عملیات‌های ساختمان داده در هیچ کدام از تست ها بیش از </text:span><draw:frame draw:style-name="fr1" draw:name="Frame4" text:anchor-type="char" svg:width="0.0161in" draw:z-index="3"><draw:text-box fo:min-height="0.0161in"><text:p text:style-name="Text_20_body"/></draw:text-box></draw:frame><text:span text:style-name="T11">10​4​​</text:span><text:span text:style-name="T1"> </text:span><text:span text:style-name="T2">نخواهد بود</text:span><text:span text:style-name="T1">.</text:span></text:p>
        <text:p text:style-name="P3"><text:span text:style-name="T2">توجه داشته باشید هر خروجی‌ خواسته شده برای هر عملیات در یک خط مستقل چاپ شود</text:span><text:span text:style-name="T1">.</text:span></text:p>
        <text:h text:style-name="P7" text:outline-level="1"><text:bookmark text:name="-11"/><text:soft-page-break/>مثال</text:h>
        <text:h text:style-name="P8" text:outline-level="2"><text:bookmark text:name="-12"/>ورودی نمونه ۱</text:h>
        <text:p text:style-name="P9"><text:span text:style-name="Source_20_Text"><text:span text:style-name="T9">6</text:span></text:span></text:p>
        <text:p text:style-name="P9"><text:span text:style-name="Source_20_Text"><text:span text:style-name="T9">add x02msd2 2.0</text:span></text:span></text:p>
        <text:p text:style-name="P9"><text:span text:style-name="Source_20_Text"><text:span text:style-name="T9">add x02msd2 2.1</text:span></text:span></text:p>
        <text:p text:style-name="P9"><text:span text:style-name="Source_20_Text"><text:span text:style-name="T9">add j9sjd0 2.0</text:span></text:span></text:p>
        <text:p text:style-name="P9"><text:span text:style-name="Source_20_Text"><text:span text:style-name="T9">find x02msd</text:span></text:span></text:p>
        <text:p text:style-name="P9"><text:span text:style-name="Source_20_Text"><text:span text:style-name="T9">remove xsx</text:span></text:span></text:p>
        <text:p text:style-name="P10"><text:span text:style-name="Source_20_Text"><text:span text:style-name="T9">remove j9sjd0</text:span></text:span></text:p>
        <text:h text:style-name="P8" text:outline-level="2"><text:bookmark text:name="-13"/>خروجی نمونه ۱</text:h>
        <text:p text:style-name="P9"><text:span text:style-name="Source_20_Text"><text:span text:style-name="T9">added</text:span></text:span></text:p>
        <text:p text:style-name="P9"><text:span text:style-name="Source_20_Text"><text:span text:style-name="T9">already in there</text:span></text:span></text:p>
        <text:p text:style-name="P9"><text:span text:style-name="Source_20_Text"><text:span text:style-name="T9">added</text:span></text:span></text:p>
        <text:p text:style-name="P9"><text:span text:style-name="Source_20_Text"><text:span text:style-name="T9">2.0</text:span></text:span></text:p>
        <text:p text:style-name="P9"><text:span text:style-name="Source_20_Text"><text:span text:style-name="T9">does not exist</text:span></text:span></text:p>
        <text:p text:style-name="P10"><text:span text:style-name="Source_20_Text"><text:span text:style-name="T9">removed</text:span></text:span></text:p>
        <text:h text:style-name="P8" text:outline-level="2"><text:bookmark text:name="-14"/>ورودی نمونه ۲</text:h>
        <text:p text:style-name="P9"><text:span text:style-name="Source_20_Text"><text:span text:style-name="T9">8</text:span></text:span></text:p>
        <text:p text:style-name="P9"><text:span text:style-name="Source_20_Text"><text:span text:style-name="T9">remove x0</text:span></text:span></text:p>
        <text:p text:style-name="P9"><text:span text:style-name="Source_20_Text"><text:span text:style-name="T9">add x0 0.0</text:span></text:span></text:p>
        <text:p text:style-name="P9"><text:span text:style-name="Source_20_Text"><text:span text:style-name="T9">add x1 1.2</text:span></text:span></text:p>
        <text:p text:style-name="P9"><text:span text:style-name="Source_20_Text"><text:span text:style-name="T9">add x5 1.1</text:span></text:span></text:p>
        <text:p text:style-name="P9"><text:span text:style-name="Source_20_Text"><text:span text:style-name="T9">find x2</text:span></text:span></text:p>
        <text:p text:style-name="P9"><text:span text:style-name="Source_20_Text"><text:span text:style-name="T9">remove x2</text:span></text:span></text:p>
        <text:p text:style-name="P9"><text:span text:style-name="Source_20_Text"><text:span text:style-name="T9">remove x5</text:span></text:span></text:p>
        <text:p text:style-name="P10"><text:span text:style-name="Source_20_Text"><text:span text:style-name="T9">find x2</text:span></text:span></text:p>
        <text:h text:style-name="P8" text:outline-level="2"><text:bookmark text:name="-15"/>خروجی نمونه ۲</text:h>
        <text:p text:style-name="P9"><text:span text:style-name="Source_20_Text"><text:span text:style-name="T9">does not exist</text:span></text:span></text:p>
        <text:p text:style-name="P9"><text:span text:style-name="Source_20_Text"><text:span text:style-name="T9">added</text:span></text:span></text:p>
        <text:p text:style-name="P9"><text:span text:style-name="Source_20_Text"><text:span text:style-name="T9">added</text:span></text:span></text:p>
        <text:p text:style-name="P9"><text:span text:style-name="Source_20_Text"><text:span text:style-name="T9">added</text:span></text:span></text:p>
        <text:p text:style-name="P9"><text:span text:style-name="Source_20_Text"><text:span text:style-name="T9">1.1</text:span></text:span></text:p>
        <text:p text:style-name="P9"><text:span text:style-name="Source_20_Text"><text:span text:style-name="T9">does not exist</text:span></text:span></text:p>
        <text:p text:style-name="P9"><text:span text:style-name="Source_20_Text"><text:span text:style-name="T9">removed</text:span></text:span></text:p>
        <text:p text:style-name="P10"><text:span text:style-name="Source_20_Text"><text:span text:style-name="T9">not found</text:span></text:span></text:p>
      </text:section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6:38:22.069437197</meta:creation-date>
    <dc:date>2018-02-02T16:39:29.166208127</dc:date>
    <meta:editing-duration>PT44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2" meta:paragraph-count="55" meta:word-count="639" meta:character-count="3086" meta:non-whitespace-character-count="2454"/>
  </office:meta>
</office:document-meta>
</file>